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7d29" officeooo:paragraph-rsid="00127d29"/>
    </style:style>
    <style:style style:name="P2" style:family="paragraph" style:parent-style-name="Text_20_body">
      <style:text-properties officeooo:paragraph-rsid="00127d29"/>
    </style:style>
    <style:style style:name="P3" style:family="paragraph" style:parent-style-name="Text_20_body">
      <style:text-properties officeooo:paragraph-rsid="0013f2ee"/>
    </style:style>
    <style:style style:name="P4" style:family="paragraph" style:parent-style-name="Text_20_body">
      <style:text-properties officeooo:rsid="00177922" officeooo:paragraph-rsid="00177922"/>
    </style:style>
    <style:style style:name="P5" style:family="paragraph" style:parent-style-name="Text_20_body">
      <style:text-properties officeooo:paragraph-rsid="00177922"/>
    </style:style>
    <style:style style:name="P6" style:family="paragraph" style:parent-style-name="Title">
      <style:text-properties officeooo:rsid="00127d29" officeooo:paragraph-rsid="00127d29"/>
    </style:style>
    <style:style style:name="P7" style:family="paragraph" style:parent-style-name="Text_20_body">
      <style:text-properties fo:language="es" fo:country="ES" officeooo:rsid="0014d147" officeooo:paragraph-rsid="0013f2ee"/>
    </style:style>
    <style:style style:name="P8" style:family="paragraph" style:parent-style-name="Text_20_body">
      <style:text-properties style:text-underline-style="solid" style:text-underline-width="auto" style:text-underline-color="font-color" officeooo:rsid="00177922" officeooo:paragraph-rsid="00177922"/>
    </style:style>
    <style:style style:name="P9" style:family="paragraph" style:parent-style-name="Heading_20_1">
      <style:text-properties officeooo:rsid="00127d29" officeooo:paragraph-rsid="00127d29"/>
    </style:style>
    <style:style style:name="P10" style:family="paragraph" style:parent-style-name="Heading_20_1">
      <style:text-properties officeooo:rsid="0017422a" officeooo:paragraph-rsid="0017422a"/>
    </style:style>
    <style:style style:name="P11" style:family="paragraph" style:parent-style-name="Heading_20_1">
      <style:text-properties officeooo:rsid="00177922" officeooo:paragraph-rsid="00177922"/>
    </style:style>
    <style:style style:name="T1" style:family="text">
      <style:text-properties officeooo:rsid="00127d29"/>
    </style:style>
    <style:style style:name="T2" style:family="text">
      <style:text-properties fo:language="es" fo:country="ES"/>
    </style:style>
    <style:style style:name="T3" style:family="text">
      <style:text-properties fo:language="es" fo:country="ES" officeooo:rsid="0013f2ee"/>
    </style:style>
    <style:style style:name="T4" style:family="text">
      <style:text-properties fo:language="es" fo:country="ES" officeooo:rsid="0014d147"/>
    </style:style>
    <style:style style:name="T5" style:family="text">
      <style:text-properties officeooo:rsid="001779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porte Semanal </text:p>
      <text:p text:style-name="P1"/>
      <text:h text:style-name="P9" text:outline-level="1">Reporte de financiamiento Tecnológico de calidad en un Escenario Iraní.</text:h>
      <text:h text:style-name="P10" text:outline-level="1">INTRODUCCIÓN:</text:h>
      <text:p text:style-name="P2">Hoy, se han producido notables evoluciones en el área de TI y sus avances</text:p>
      <text:p text:style-name="P2">se han vuelto inclusivas: las tendencias de evolución han comenzado en diferentes áreas.  e most</text:p>
      <text:p text:style-name="P2">las especificaciones importantes de TI incluyen alta velocidad de procesamiento de datos, alta atención, alta</text:p>
      <text:p text:style-name="P2">velocidad de acceso a los datos, estar al día, posibilidad de intercambiar información electrónica</text:p>
      <text:p text:style-name="P2">alta calidad y precio muy bajo. Por otro lado, nos enfrentamos al desarrollo</text:p>
      <text:p text:style-name="P2">la capacidad operativa y las tareas complicadas (Hematfar, Salehi y Bayat, 2010).</text:p>
      <text:p text:style-name="P2"><text:s/>Si tomamos en cuenta estas especi fi caciones, no hay necesidad de decir nada</text:p>
      <text:p text:style-name="P2">más sobre la necesidad de usar TI en el mundo moderno de hoy. A este respecto,</text:p>
      <text:p text:style-name="P2">no hay más remedio que utilizar todos o algunos de los nuevos procedimientos para ofrecer</text:p>
      <text:p text:style-name="P2">contando servicios, ya que, de acuerdo con "Gary Sundem" el ex jefe de la American</text:p>
      <text:p text:style-name="P2">Contabilidad Sociedad, el papel de la información se ha vuelto más importante.  por lo tanto,</text:p>
      <text:p text:style-name="P2">proveedores de información, especialmente los contadores, deberían proporcionar lo último en tecnología</text:p>
      <text:p text:style-name="P2">formación para vender sus servicios (a precios elevados). De lo contrario, no tendrán</text:p>
      <text:p text:style-name="P2">lugar en el mercado del futuro (Salehi y Huisi, 2011).</text:p>
      <text:p text:style-name="P2"> Por lo tanto, es necesario llevar a cabo investigaciones para identificar a los</text:p>
      <text:p text:style-name="P2">tecnologías y fije cuál de estas tecnologías debería aplicarse y cómo</text:p>
      <text:p text:style-name="P2">deberían usarse para mejorar la calidad de la disciplina contable, así como para</text:p>
      <text:p text:style-name="P2">lograr que el progreso en la contabilidad coincida con la evolución básica en TI.  e aim</text:p>
      <text:p text:style-name="P2">de esta investigación es dar un paso en esta dirección.</text:p>
      <text:p text:style-name="P2"/>
      <text:p text:style-name="P2"/>
      <text:p text:style-name="P2"/>
      <text:h text:style-name="P10" text:outline-level="1"><text:soft-page-break/></text:h>
      <text:p text:style-name="P2"><text:bookmark text:name="tw-target-text"/><text:line-break/><text:span text:style-name="T1">Este paper de Investigación nos habla de como las herramientas de TI nos dan un informe financiero, así como la relación entre el uso de la tecnología de la información y su impacto en la calidad de los informes Financieros. Para identificar el impacto de la tecnología de la información en calidad de diseño financiamiento y desarrollando un cuestionario. A fin de probar las hipótesis, T-Test, ANOVA y Duncan’s Test fueron empleados. Los resultados mostraron que las TI mejora la relevancia y reduce la fiabilidad de Información de cuenta. También aumenta la compatibilidad, aunque en una pequeña cantidad, disminuye el impacto negativo de las limitaciones dominantes sobre las características cualitativas de información de cuentas</text:span><text:span text:style-name="T2"> financier</text:span><text:span text:style-name="T3">as.</text:span></text:p>
      <text:p text:style-name="P3"><text:span text:style-name="T3">En el siglo 21 o mejor conocida como la nueva era de la revolución </text:span><text:span text:style-name="T4">tecnológica</text:span><text:span text:style-name="T3"> y la innovación, y la </text:span><text:span text:style-name="T4">tecnología de</text:span><text:span text:style-name="T3"> la información(TI) ha puesto <text:s/>otras </text:span><text:span text:style-name="T4">industrias</text:span><text:span text:style-name="T3"> en este campo. El poderoso </text:span><text:span text:style-name="T4">crecimiento de las computadoras en la información de muchos campos y como se va dando el desarrollo en diferentes campos empresariales, ha dado lugar a los modelos de negocio (Frishamar 2002), Incluso en los incrementos cada vez mayores junto con cambios que ocurren dentro del rango de actividad de varias empresas, han amplificado la necesidad de las formas de estructurar la forma de restablecer información. El escrito de la tecnología de la información proporciona y ofrece información financiera cualitativa por unidades económicas. Financieras que la información se considera cualitativas si posee características específicas y puede ofrecer beneficios para los usuarios de la información financiera ayudarlos a la toma de decisiones. Algunas de estas características son relevancia, confiabilidad y compatibilidad, Las TI son claves para eliminar las limitaciones de tiempo y lugar y hace que la información este disponible para los usuarios mas rápidamente y de manera satisfactoria. También cambia la forma de realizar electrónico de información. EL intercambio de información es mas corto y la forma de hacer intercambios financieros ha cambiado, es decir, la información intercambiado en lugar de dinero.</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1" text:outline-level="1"><text:soft-page-break/>Conclusión:<text:line-break/></text:h>
      <text:p text:style-name="P5">Los resultados de este estudio muestran que el uso de TI ha cambiado considerablemente.</text:p>
      <text:p text:style-name="P5">informes financieros, especialmente en lo que respecta a la relevancia de la información contable; es</text:p>
      <text:p text:style-name="P5">principalmente porque el uso de TI (particularmente Internet, sus instrumentos y protocolos)</text:p>
      <text:p text:style-name="P5">o formatos de software basados <text:span text:style-name="T5">en</text:span> eso) ha resultado en informes financieros en línea en los que</text:p>
      <text:p text:style-name="P5">La TI puede ayudar a los usuarios a tomar mejores decisiones económicas y administrativas. Al aumentar el</text:p>
      <text:p text:style-name="P5">relevancia de la información, algunas de estas tecnologías y la forma en que afectan</text:p>
      <text:p text:style-name="P5">La toma de decisiones (y por lo tanto una relevancia del efecto) incluye: bases de datos (para analizar</text:p>
      <text:p text:style-name="P5">datos), sistemas profesionales (ayuda en el análisis de desviaciones, análisis de deuda y riesgo), neu-</text:p>
      <text:p text:style-name="P5">redes de ron (como herramientas de predicción), XBRL (facilitando el acceso a los datos a los inversores)</text:p>
      <text:p text:style-name="P5">y analistas, un poderoso instrumento para la correcta explotación y evaluación de datos</text:p>
      <text:p text:style-name="P5">por los usuarios), depósitos de información (que proporcionan información específica para los usuarios), inteligencia</text:p>
      <text:p text:style-name="P5">agencias gent (analizando datos y ayudando en el proceso de toma de decisiones), so<text:span text:style-name="T5">ft</text:span>ware para</text:p>
      <text:p text:style-name="P5">decisiones de apoyo (que ayudan a los responsables de la toma de decisiones a analizar datos y a fundamentar</text:p>
      <text:p text:style-name="P5">decisiones antes de seleccionar una decisión) y comunicación superior (mejorar el acceso</text:p>
      <text:p text:style-name="P5">a los datos).</text:p>
      <text:p text:style-name="P5"/>
      <text:p text:style-name="P5"/>
      <text:p text:style-name="P5"/>
      <text:p text:style-name="P5"/>
      <text:p text:style-name="P5"/>
      <text:p text:style-name="P5"/>
      <text:p text:style-name="P5"/>
      <text:p text:style-name="P4">REFERENCIAS:</text:p>
      <text:p text:style-name="P8">Mahdi Salehi &amp; Elahe Torabi. (2018). Reporte de financiamiento Tecnológico de calidad en un Escenario Iraní.. Mayo/29/2018, de UDC/UDK/JCR Sitio web: https://www.researchgate.net/publication/265478464_THE_ROLE_OF_INFORMATION_TECHNOLOGY_IN_FINANCIAL_REPORTING_QUALITY_IRANIAN_SCE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20:29:32.636139166</meta:creation-date>
    <dc:date>2018-08-24T23:57:11.630568191</dc:date>
    <meta:editing-duration>PT8M10S</meta:editing-duration>
    <meta:editing-cycles>3</meta:editing-cycles>
    <meta:generator>LibreOffice/6.0.3.2$Linux_X86_64 LibreOffice_project/00m0$Build-2</meta:generator>
    <meta:document-statistic meta:table-count="0" meta:image-count="0" meta:object-count="0" meta:page-count="3" meta:paragraph-count="42" meta:word-count="841" meta:character-count="5513" meta:non-whitespace-character-count="4709"/>
  </office:meta>
</office:document-meta>
</file>